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ncionais:</text:p>
      <text:p text:style-name="Standard"/>
      <text:p text:style-name="Standard"><text:tab/>É necessário um sistema gerenciador de tempo em vista da otimização das atividades de seus usuários.</text:p>
      <text:p text:style-name="Standard"><text:tab/></text:p>
      <text:p text:style-name="Standard"><text:tab/>O sistema deverá possibilitar a criação de projetos e a inserção de atividades dentro dele.<text:tab/><text:tab/></text:p>
      <text:p text:style-name="Standard"/>
      <text:p text:style-name="Standard"><text:tab/>O sistema deverá prover uma interface para o agendamento de atividades e metas e lembretes categorizados por: (dia,semana,mes,semestre,ano, conjunto de anos).</text:p>
      <text:p text:style-name="Standard"/>
      <text:p text:style-name="Standard"><text:tab/>O sistema deverá contar o tempo transcorrido quando uma atividade estiver sendo efetuada.</text:p>
      <text:p text:style-name="Standard"/>
      <text:p text:style-name="Standard"><text:tab/>O sistema deverá gerar um gráfico de tempo gasto em cada atividade.</text:p>
      <text:p text:style-name="Standard"/>
      <text:p text:style-name="Standard"><text:tab/>A cada boot o sistema deverá prover uma interface com as atividades já cadastradas para o dia para o usuário selecionar aquela que ele fará naquele momento.</text:p>
      <text:p text:style-name="Standard"/>
      <text:p text:style-name="Standard"/>
      <text:p text:style-name="Standard">De negócio:</text:p>
      <text:p text:style-name="Standard"/>
      <text:p text:style-name="Standard">Não funcionais:</text:p>
      <text:p text:style-name="Standard"><text:tab/>Desktop.</text:p>
      <text:p text:style-name="Standard"><text:tab/>O sistema dever rodar em Linux e em Celulares, Licensa GN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 Machado</meta:initial-creator>
    <meta:creation-date>2012-03-15T03:13:13</meta:creation-date>
    <meta:generator>LibreOffice/3.4$Unix LibreOffice_project/340m1$Build-402</meta:generator>
    <dc:date>2012-03-15T03:27:44</dc:date>
    <dc:creator>Jean Machado</dc:creator>
    <meta:editing-duration>PT12M43S</meta:editing-duration>
    <meta:editing-cycles>15</meta:editing-cycles>
    <meta:document-statistic meta:table-count="0" meta:image-count="0" meta:object-count="0" meta:page-count="1" meta:paragraph-count="12" meta:word-count="121" meta:character-count="776" meta:non-whitespace-character-count="655"/>
  </office:meta>
</office:document-meta>
</file>